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415cm" fo:min-width="0.134cm" loext:decorative="false"/>
    </style:style>
    <style:style style:name="gr3" style:family="graphic" style:parent-style-name="standard">
      <style:graphic-properties draw:fill-color="#158466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444cm" fo:min-width="0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 loext:decorative="false"/>
    </style:style>
    <style:style style:name="gr10" style:family="graphic" style:parent-style-name="objectwithoutfill">
      <style:graphic-properties svg:stroke-width="0.159cm" draw:marker-start-width="0.438cm" draw:marker-end="Arrowheads_20_5" draw:marker-end-width="0.538cm" draw:fill="none" draw:textarea-vertical-align="middle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8.905cm" fo:min-width="0.578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8.905cm" fo:min-width="0.578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eeeeee" loext:fill-use-slide-background="false" draw:textarea-horizontal-align="justify" draw:textarea-vertical-align="middle" draw:auto-grow-height="false" fo:min-height="8.957cm" fo:min-width="8.707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8.905cm" fo:min-width="8.655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8.905cm" fo:min-width="8.655cm" fo:padding-top="0.151cm" fo:padding-bottom="0.151cm" fo:padding-left="0.276cm" fo:padding-right="0.276cm" draw:shadow="hidden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2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6.80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3cm" loext:decorative="false"/>
      <style:paragraph-properties style:writing-mode="lr-tb"/>
    </style:style>
    <style:style style:name="gr2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 loext:decorative="false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0.746cm" fo:min-width="8.633cm" fo:padding-top="0.151cm" fo:padding-bottom="0.151cm" fo:padding-left="0.276cm" fo:padding-right="0.276cm" draw:shadow="hidden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dddddd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="solid" draw:fill-color="#dddddd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02cm" svg:y1="6.715cm" svg:x2="10.842cm" svg:y2="7.985cm">
          <text:p/>
        </draw:line>
        <draw:line draw:style-name="gr1" draw:text-style-name="P1" draw:layer="layout" svg:x1="8.302cm" svg:y1="6.715cm" svg:x2="10.842cm" svg:y2="12.43cm">
          <text:p/>
        </draw:line>
        <draw:custom-shape draw:style-name="gr2" draw:text-style-name="P2" draw:layer="layout" svg:width="0.896cm" svg:height="0.939cm" svg:x="10.899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96cm" svg:height="0.939cm" svg:x="7.724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7cm" svg:height="2.857cm" svg:x="11.176cm" svg:y="6.0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draw:layer="layout" svg:width="0.302cm" svg:height="0.317cm" svg:x="10.858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9cm" svg:y="6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42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7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2cm" svg:y1="6.449cm" svg:x2="10.842cm" svg:y2="6.449cm">
          <text:p/>
        </draw:line>
        <draw:frame draw:style-name="gr5" draw:text-style-name="P4" draw:layer="layout" svg:width="1.979cm" svg:height="0.962cm" svg:x="6.958cm" svg:y="3.53cm">
          <draw:text-box>
            <text:p>From</text:p>
          </draw:text-box>
        </draw:frame>
        <draw:frame draw:style-name="gr6" draw:text-style-name="P4" draw:layer="layout" svg:width="1.171cm" svg:height="0.962cm" svg:x="10.842cm" svg:y="3.54cm">
          <draw:text-box>
            <text:p>To</text:p>
          </draw:text-box>
        </draw:frame>
        <draw:custom-shape draw:style-name="gr2" draw:text-style-name="P2" draw:layer="layout" svg:width="0.896cm" svg:height="0.939cm" svg:x="10.89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1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7cm" svg:height="2.857cm" svg:x="11.176cm" svg:y="10.8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draw:layer="layout" svg:width="0.302cm" svg:height="0.317cm" svg:x="10.858cm" svg:y="11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9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13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42cm" svg:y="12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2cm" svg:height="0.317cm" svg:x="10.858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8cm" svg:height="3.81cm" svg:x="8.93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593cm" svg:height="1.673cm" svg:x="4.709cm" svg:y="8.937cm">
          <draw:text-box>
            <text:p><text:span text:style-name="T1">Strength S Normalized with Softmax</text:span></text:p>
          </draw:text-box>
        </draw:frame>
        <draw:line draw:style-name="gr9" draw:text-style-name="P1" draw:layer="layout" svg:x1="8.937cm" svg:y1="7.667cm" svg:x2="7.667cm" svg:y2="8.937cm">
          <text:p/>
        </draw:line>
        <draw:frame draw:style-name="gr8" draw:text-style-name="P4" draw:layer="layout" svg:width="3.81cm" svg:height="1.673cm" svg:x="4.175cm" svg:y="5.445cm">
          <draw:text-box>
            <text:p>1. Spike at Time=t</text:p>
          </draw:text-box>
        </draw:frame>
        <draw:line draw:style-name="gr10" draw:text-style-name="P1" draw:layer="layout" svg:x1="12.412cm" svg:y1="10.842cm" svg:x2="12.412cm" svg:y2="14.017cm">
          <text:p/>
        </draw:line>
        <draw:frame draw:style-name="gr11" draw:text-style-name="P6" draw:layer="layout" svg:width="0.959cm" svg:height="0.962cm" svg:x="11.93cm" svg:y="11.795cm">
          <draw:text-box>
            <text:p>N</text:p>
          </draw:text-box>
        </draw:frame>
        <draw:frame draw:style-name="gr12" draw:text-style-name="P4" draw:layer="layout" svg:width="6.668cm" svg:height="2.384cm" svg:x="13.382cm" svg:y="6.397cm">
          <draw:text-box>
            <text:p>2. Connection Strength S dumped on synapses</text:p>
          </draw:text-box>
        </draw:frame>
        <draw:line draw:style-name="gr13" draw:text-style-name="P1" draw:layer="layout" svg:x1="13.382cm" svg:y1="7.35cm" svg:x2="11.477cm" svg:y2="6.397cm">
          <text:p/>
        </draw:line>
        <draw:line draw:style-name="gr14" draw:text-style-name="P1" draw:layer="layout" svg:x1="13.382cm" svg:y1="7.667cm" svg:x2="11.477cm" svg:y2="7.985cm">
          <text:p/>
        </draw:line>
        <draw:line draw:style-name="gr15" draw:text-style-name="P1" draw:layer="layout" svg:x1="13.382cm" svg:y1="8.302cm" svg:x2="11.477cm" svg:y2="12.43cm">
          <text:p/>
        </draw:line>
        <draw:frame draw:style-name="gr12" draw:text-style-name="P4" draw:layer="layout" svg:width="6.032cm" svg:height="2.384cm" svg:x="13.382cm" svg:y="10.207cm">
          <draw:text-box>
            <text:p>3. Timers initialized at each synapse = N</text:p>
          </draw:text-box>
        </draw:frame>
        <draw:frame draw:style-name="gr8" draw:text-style-name="P4" draw:layer="layout" svg:width="8.572cm" svg:height="1.673cm" svg:x="9.255cm" svg:y="15.287cm">
          <draw:text-box>
            <text:p>4. At each Time=t+N, S is passed to root To node </text:p>
          </draw:text-box>
        </draw:frame>
        <draw:frame draw:style-name="gr16" draw:text-style-name="P4" draw:layer="layout" svg:width="13.018cm" svg:height="3.806cm" svg:x="5.127cm" svg:y="18.78cm">
          <draw:text-box>
            <text:p>NOTES:</text:p>
            <text:p>1. Each node fires when its external pattern (i.e., word) matches.</text:p>
            <text:p>2. Each node fires in a voting configuration where the M most active nodes all fire.</text:p>
          </draw:text-box>
        </draw:frame>
      </draw:page>
      <draw:page draw:name="page2" draw:style-name="dp1" draw:master-page-name="Default">
        <draw:custom-shape draw:style-name="gr17" draw:text-style-name="P7" draw:layer="layout" svg:width="1.13cm" svg:height="9.207cm" svg:x="6.855cm" svg:y="7.6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13cm" svg:height="9.207cm" svg:x="6.537cm" svg:y="7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13cm" svg:height="9.207cm" svg:x="6.22cm" svg:y="7.0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13cm" svg:height="9.207cm" svg:x="5.902cm" svg:y="6.7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13cm" svg:height="9.207cm" svg:x="5.585cm" svg:y="6.3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13cm" svg:height="9.207cm" svg:x="5.267cm" svg:y="6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13cm" svg:height="9.207cm" svg:x="4.95cm" svg:y="5.7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9.207cm" svg:height="9.207cm" svg:x="9.255cm" svg:y="7.6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9.207cm" svg:height="9.207cm" svg:x="8.937cm" svg:y="7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9.207cm" svg:height="9.207cm" svg:x="8.62cm" svg:y="7.0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9.207cm" svg:height="9.207cm" svg:x="8.302cm" svg:y="6.7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9.207cm" svg:height="9.207cm" svg:x="7.985cm" svg:y="6.3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9.207cm" svg:height="9.207cm" svg:x="7.667cm" svg:y="6.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9.207cm" svg:height="9.207cm" svg:x="7.35cm" svg:y="5.76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79cm" svg:height="0.962cm" draw:transform="rotate (-1.5707963267949) translate (3.132cm 8.863cm)">
          <draw:text-box>
            <text:p>From</text:p>
          </draw:text-box>
        </draw:frame>
        <draw:frame draw:style-name="gr21" draw:text-style-name="P4" draw:layer="layout" svg:width="1.27cm" svg:height="0.962cm" svg:x="11.16cm" svg:y="4.175cm">
          <draw:text-box>
            <text:p>To</text:p>
          </draw:text-box>
        </draw:frame>
        <draw:custom-shape draw:style-name="gr22" draw:text-style-name="P7" draw:layer="layout" svg:width="9.207cm" svg:height="9.207cm" svg:x="7.032cm" svg:y="5.445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2.97cm" svg:height="0.962cm" draw:transform="rotate (-0.680678408277788) translate (17.144cm 4.882cm)">
          <draw:text-box>
            <text:p>Distance</text:p>
          </draw:text-box>
        </draw:frame>
        <draw:custom-shape draw:style-name="gr17" draw:text-style-name="P7" draw:layer="layout" svg:width="1.13cm" svg:height="9.207cm" svg:x="4.632cm" svg:y="5.4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13cm" svg:height="9.207cm" svg:x="3.332cm" svg:y="6.745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3.857cm" svg:y1="15.719cm" svg:x2="4.81cm" svg:y2="14.652cm">
          <text:p/>
        </draw:line>
        <draw:line draw:style-name="gr25" draw:text-style-name="P1" draw:layer="layout" svg:x1="3.857cm" svg:y1="15.922cm" svg:x2="6.715cm" svg:y2="16.875cm">
          <text:p/>
        </draw:line>
        <draw:frame draw:style-name="gr26" draw:text-style-name="P5" draw:layer="layout" svg:width="7.302cm" svg:height="1.36cm" svg:x="1.318cm" svg:y="16.875cm">
          <draw:text-box>
            <text:p><text:span text:style-name="T1">On spike, initialize each layer to </text:span></text:p>
            <text:p><text:span text:style-name="T1">its distance, count down each tick</text:span></text:p>
          </draw:text-box>
        </draw:frame>
        <draw:frame draw:style-name="gr27" draw:text-style-name="P4" draw:layer="layout" svg:width="4.613cm" svg:height="0.962cm" draw:transform="rotate (-1.5707963267949) translate (4.492cm 8.62cm)">
          <draw:text-box>
            <text:p>Tokens Time=t</text:p>
          </draw:text-box>
        </draw:frame>
        <draw:line draw:style-name="gr28" draw:text-style-name="P1" draw:layer="layout" svg:x1="15.605cm" svg:y1="14.652cm" svg:x2="18.145cm" svg:y2="16.875cm">
          <text:p/>
        </draw:line>
        <draw:frame draw:style-name="gr29" draw:text-style-name="P4" draw:layer="layout" svg:width="1.806cm" svg:height="0.962cm" draw:transform="rotate (-0.785398163397449) translate (15.332cm 13.013cm)">
          <draw:text-box>
            <text:p>Sum</text:p>
          </draw:text-box>
        </draw:frame>
        <draw:custom-shape draw:style-name="gr30" draw:text-style-name="P10" draw:layer="layout" svg:width="9.185cm" svg:height="1.048cm" svg:x="9.237cm" svg:y="17.097cm">
          <text:p text:style-name="P2">Tokens Time=t+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3:47:03.145653411</meta:creation-date>
    <dc:date>2026-03-19T14:30:39.283932019</dc:date>
    <meta:editing-duration>PT21H40M52S</meta:editing-duration>
    <meta:editing-cycles>8</meta:editing-cycles>
    <meta:generator>LibreOffice/24.2.7.2$Linux_X86_64 LibreOffice_project/420$Build-2</meta:generator>
    <meta:document-statistic meta:object-count="62"/>
  </office:meta>
</office:document-meta>
</file>